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b84747"/>
    </style:style>
    <style:style style:name="P2" style:family="paragraph" style:parent-style-name="Standard">
      <style:text-properties fo:color="#b84747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text-properties fo:font-size="6pt" fo:language="fr" fo:country="FR" style:font-size-asian="6pt" style:font-size-complex="6pt"/>
    </style:style>
    <style:style style:name="P7" style:family="paragraph" style:parent-style-name="Standard">
      <style:text-properties fo:font-size="6pt" style:font-size-asian="5.25pt" style:font-size-complex="6pt"/>
    </style:style>
    <style:style style:name="T1" style:family="text">
      <style:text-properties fo:color="#000000" style:text-underline-style="none"/>
    </style:style>
    <style:style style:name="T2" style:family="text">
      <style:text-properties fo:color="#800000"/>
    </style:style>
    <style:style style:name="T3" style:family="text">
      <style:text-properties fo:color="#8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" style:family="text">
      <style:text-properties fo:color="#b84747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style:text-underline-style="none" fo:font-weight="normal" style:font-weight-asian="normal" style:font-weight-complex="normal"/>
    </style:style>
    <style:style style:name="T8" style:family="text">
      <style:text-properties style:use-window-font-color="true" fo:font-size="12pt" fo:language="fr" fo:country="FR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OMIN Armel</text:p>
      <text:p text:style-name="Standard">14/09/1991 (20 bloaz)</text:p>
      <text:p text:style-name="Standard">20, bali ar roz-bresk</text:p>
      <text:p text:style-name="Standard">29800 LANDERNE</text:p>
      <text:p text:style-name="Standard">02.98.85.07.09/ 06.64.68.01.16</text:p>
      <text:p text:style-name="Standard"><text:a xlink:type="simple" xlink:href="mailto:armel_thomin@hotmail.com"><text:span text:style-name="T1">armel_thomin@hotmail.com</text:span></text:a></text:p>
      <text:p text:style-name="P1"/>
      <text:p text:style-name="P2"><text:span text:style-name="T2">Studioù</text:span>:</text:p>
      <text:p text:style-name="P4">Skolaj Meskoat, Landerne:</text:p>
      <text:p text:style-name="Standard">2006: Diplom Broadel ar Breved, meneg Mad</text:p>
      <text:p text:style-name="P7"/>
      <text:p text:style-name="Standard"><text:span text:style-name="T6">Lise an Elorn, Landerne:</text:span></text:p>
      <text:p text:style-name="Standard">2009-2010: Termenn Skïantel, danvezhioù dre zibab Skïantoù ar Buhez hag an Douar ha Brezhoneg</text:p>
      <text:p text:style-name="Standard">2010: Taped Diplom Broadel ar Vachelouriezh Skïantel, danvezhioù dre zibab Skïantoù ar Buhez <text:tab/>hag an Douar ha Brezhoneg, meneg Mad a-walc'h</text:p>
      <text:p text:style-name="P7"/>
      <text:p text:style-name="P3">UBO – UFR ar Skiantoù hag an Teknikoù, Brest:</text:p>
      <text:p text:style-name="Standard">2010-2011: Kentañ hag eil <text:span text:style-name="T5">bloavezh aotreegezh Biologiezh-Kimiezh-Skiantoù an Douar hag an Hollved.</text:span></text:p>
      <text:p text:style-name="Standard"><text:span text:style-name="T5">Ezel ar CENB</text:span><text:span text:style-name="T7"> </text:span><text:span text:style-name="T8">(Kelc'h Studierien an Natur eus Brest) : Oberiantizhoù war-dro an natur</text:span></text:p>
      <text:p text:style-name="Standard"><text:span text:style-name="T8"/></text:p>
      <text:p text:style-name="Standard"><text:span text:style-name="T3">Buheziñ</text:span><text:span text:style-name="T4">:</text:span></text:p>
      <text:p text:style-name="Standard">2006-2009: Buhezhiñ an oberiantizhoù Gwezboell, sonerezh Breizh (bombard), trikamardi ha <text:tab/><text:tab/> <text:s text:c="6"/>modelism e-pad Gouel ar Vugale e Landerne.</text:p>
      <text:p text:style-name="Standard"/>
      <text:p text:style-name="Standard">2009: Tapet frapad diazez an DABU, e Treglonou (29), staj savet gant an UBAPAR</text:p>
      <text:p text:style-name="Standard">2010: Prantad-staj: Buheziñ en ULAMIR ar Poc'hêr e Karaez (29) (20 devezh staj)</text:p>
      <text:p text:style-name="P5">Fin 2010: Staj-barrekaat DABY, e CPIE Loperhet (29), ur staj savet gant an UBAPAR hag ar CPIE.</text:p>
      <text:p text:style-name="P6"/>
      <text:p text:style-name="P5">Hañv 2011: Gwiriekeet va DABU e miz even.</text:p>
      <text:p text:style-name="P5"><text:tab/> <text:s text:c="3"/>5 sizun (23 devezh) en Ulamir ar Poc'hêr e Karaez (29)</text:p>
      <text:p text:style-name="P5"/>
      <text:p text:style-name="Standard"><text:span text:style-name="T3">Labour a youl-vad </text:span><text:span text:style-name="T4">:</text:span></text:p>
      <text:p text:style-name="Standard">1998-2011: Gouel Kann Al Loar – Landerne</text:p>
      <text:p text:style-name="Standard"><text:s text:c="20"/>Reiñ traktoù, pegañ skritelloù, buheziñ oberiantizhoù, servij predoù, aozañ ha <text:tab/> <text:s text:c="7"/><text:tab/> <text:s text:c="7"/>renkañ salioù abadennoù...</text:p>
      <text:p text:style-name="P7"/>
      <text:p text:style-name="Standard">1999-2010: Bagad Bro Landerne </text:p>
      <text:p text:style-name="Standard"><text:tab/> <text:s text:c="7"/>Talabarder.</text:p>
      <text:p text:style-name="Standard"><text:tab/> <text:s text:c="7"/>Ezel comité d'animation (2007-2009): sevel manifestadegoù sevenadurel<text:tab/> </text:p>
      <text:p text:style-name="P7"/>
      <text:p text:style-name="Standard">2004-2010: Warhabreizh (c'hoarioù roloù, modelism) - Junior Association – Landerne<text:tab/><text:tab/><text:tab/> <text:s text:c="7"/>Unan eus saverien ar gevredigezh, Iz-Prezidant (2004-2005), Iz-Tenzorer (2006-2007).</text:p>
      <text:p text:style-name="Standard"><text:tab/> <text:s text:c="7"/>ober war-dro oberiantizhoù (livañ ha modelism).</text:p>
      <text:p text:style-name="Standard"/>
      <text:p text:style-name="Standard"><text:span text:style-name="T3">Yezhoù:</text:span>Brezhoneg: Komzet, lennet ha skrivet (divyezh)</text:p>
      <text:p text:style-name="Standard"><text:tab/> <text:s text:c="2"/>Saozneg: LV1</text:p>
      <text:p text:style-name="Standard"><text:tab/> <text:s text:c="2"/>Alamaneg: LV2</text:p>
      <text:p text:style-name="Standard"/>
      <text:p text:style-name="Standard"><text:span text:style-name="T3">Informatique:</text:span> <text:s/>C2i a kentañ renk. Traitement de texte (OpenOfficeWriter, Word) ha Tableur, <text:tab/><text:tab/><text:tab/>savèrèz poltredoù (dre Photoshop) ha filmoù, Internet.</text:p>
      <text:p text:style-name="Standard"/>
      <text:p text:style-name="Standard"><text:span text:style-name="T3">Dudioù:</text:span> <text:s/>Bombarde, Gitar (o deskiñ), Modelism, Lenn, Rugby (6 bloaz en URL, kleub Rugby <text:tab/> <text:s text:c="7"/><text:tab/>Landerne), Badmin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r" fo:country="FR" style:letter-kerning="true" style:font-size-asian="12pt" style:language-asian="zxx" style:country-asian="none" style:font-size-complex="12pt" style:language-complex="b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r" fo:country="FR" style:letter-kerning="true" style:font-name-asian="Lucida Sans Unicode" style:font-size-asian="12pt" style:language-asian="zxx" style:country-asian="none" style:font-name-complex="Tahoma" style:font-size-complex="12pt" style:language-complex="b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-Ber Thomin</meta:initial-creator>
    <meta:creation-date>2009-06-17T00:19:47.72</meta:creation-date>
    <dc:date>2012-02-22T01:18:28.10</dc:date>
    <dc:creator>Thomin Armel</dc:creator>
    <meta:editing-duration>PT2H55M19S</meta:editing-duration>
    <meta:editing-cycles>22</meta:editing-cycles>
    <meta:generator>LibreOffice/3.4$Win32 LibreOffice_project/340m1$Build-402</meta:generator>
    <meta:printed-by>Yann-Ber Thomin</meta:printed-by>
    <meta:print-date>2009-10-10T10:20:29.97</meta:print-date>
    <meta:document-statistic meta:table-count="0" meta:image-count="0" meta:object-count="0" meta:page-count="1" meta:paragraph-count="35" meta:word-count="286" meta:character-count="2095" meta:non-whitespace-character-count="1728"/>
    <meta:user-defined meta:name="Info 1"/>
    <meta:user-defined meta:name="Info 2"/>
    <meta:user-defined meta:name="Info 3"/>
    <meta:user-defined meta:name="Info 4"/>
  </office:meta>
</office:document-meta>
</file>